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99cm" style:auto-text-indent="false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e47" officeooo:paragraph-rsid="004a7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7dd0" officeooo:paragraph-rsid="004c7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bc73" officeooo:paragraph-rsid="004db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f1bd" officeooo:paragraph-rsid="004df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454" officeooo:paragraph-rsid="004f4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594a" officeooo:paragraph-rsid="004f5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a301" officeooo:paragraph-rsid="0051a3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a958" officeooo:paragraph-rsid="0053a9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804c" officeooo:paragraph-rsid="005680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e8b5" officeooo:paragraph-rsid="0059e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56804c" officeooo:paragraph-rsid="0056804c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581794" officeooo:paragraph-rsid="00581794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style:style style:name="T11" style:family="text">
      <style:text-properties officeooo:rsid="00581794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12">3</text:p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14">47</text:p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5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6">60</text:p>
          </table:table-cell>
          <table:table-cell table:style-name="Этапы.D2" office:value-type="string">
            <text:p text:style-name="P17">6</text:p>
          </table:table-cell>
        </table:table-row>
        <table:table-row table:style-name="Этапы.1">
          <table:table-cell table:style-name="Этапы.A2" office:value-type="string">
            <text:p text:style-name="P18">6</text:p>
          </table:table-cell>
          <table:table-cell table:style-name="Этапы.A2" office:value-type="string">
            <text:p text:style-name="P19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20"><text:span text:style-name="T9">6</text:span>0</text:p>
          </table:table-cell>
          <table:table-cell table:style-name="Этапы.D2" office:value-type="string">
            <text:p text:style-name="P21">9</text:p>
          </table:table-cell>
        </table:table-row>
        <table:table-row table:style-name="Этапы.1">
          <table:table-cell table:style-name="Этапы.A2" office:value-type="string">
            <text:p text:style-name="P22">7</text:p>
          </table:table-cell>
          <table:table-cell table:style-name="Этапы.A2" office:value-type="string">
            <text:p text:style-name="P23">Написание логики добавления, изменения и удаления на JS</text:p>
          </table:table-cell>
          <table:table-cell table:style-name="Этапы.A2" office:value-type="string">
            <text:p text:style-name="P24">30</text:p>
          </table:table-cell>
          <table:table-cell table:style-name="Этапы.D2" office:value-type="string">
            <text:p text:style-name="P25">26</text:p>
          </table:table-cell>
        </table:table-row>
        <table:table-row table:style-name="Этапы.9">
          <table:table-cell table:style-name="Этапы.A2" office:value-type="string">
            <text:p text:style-name="P26">8</text:p>
          </table:table-cell>
          <table:table-cell table:style-name="Этапы.A2" office:value-type="string">
            <text:p text:style-name="P24"><text:bookmark-start text:name="__DdeLink__152_2098949536"/>Написание логики сохранения при выходе со страницы<text:bookmark-end text:name="__DdeLink__152_2098949536"/></text:p>
          </table:table-cell>
          <table:table-cell table:style-name="Этапы.A2" office:value-type="string">
            <text:p text:style-name="P27">1<text:span text:style-name="T10">0</text:span></text:p>
          </table:table-cell>
          <table:table-cell table:style-name="Этапы.D2" office:value-type="string">
            <text:p text:style-name="P28">17</text:p>
          </table:table-cell>
        </table:table-row>
        <table:table-row table:style-name="Этапы.10">
          <table:table-cell table:style-name="Этапы.A2" office:value-type="string">
            <text:p text:style-name="P26">9</text:p>
          </table:table-cell>
          <table:table-cell table:style-name="Этапы.A2" office:value-type="string">
            <text:p text:style-name="P29"><text:bookmark-start text:name="__DdeLink__156_2098949536"/>Drag-and-drop задач<text:bookmark-end text:name="__DdeLink__156_2098949536"/></text:p>
          </table:table-cell>
          <table:table-cell table:style-name="Этапы.A2" office:value-type="string">
            <text:p text:style-name="P30">60</text:p>
          </table:table-cell>
          <table:table-cell table:style-name="Этапы.D2" office:value-type="string">
            <text:p text:style-name="P31">57</text:p>
          </table:table-cell>
        </table:table-row>
        <table:table-row table:style-name="Этапы.10">
          <table:table-cell table:style-name="Этапы.A2" office:value-type="string">
            <text:p text:style-name="P30">10</text:p>
          </table:table-cell>
          <table:table-cell table:style-name="Этапы.A2" office:value-type="string">
            <text:p text:style-name="P29"><text:bookmark-start text:name="__DdeLink__158_2098949536"/>Написание CSS<text:bookmark-end text:name="__DdeLink__158_2098949536"/></text:p>
          </table:table-cell>
          <table:table-cell table:style-name="Этапы.A2" office:value-type="string">
            <text:p text:style-name="P32">60</text:p>
          </table:table-cell>
          <table:table-cell table:style-name="Этапы.D2" office:value-type="string">
            <text:p text:style-name="P33">71</text:p>
          </table:table-cell>
        </table:table-row>
        <table:table-row table:style-name="Этапы.10">
          <table:table-cell table:style-name="Этапы.A2" office:value-type="string">
            <text:p text:style-name="P34">11</text:p>
          </table:table-cell>
          <table:table-cell table:style-name="Этапы.A2" office:value-type="string">
            <text:p text:style-name="P34">Тестирование</text:p>
          </table:table-cell>
          <table:table-cell table:style-name="Этапы.A2" office:value-type="string">
            <text:p text:style-name="P34">60</text:p>
          </table:table-cell>
          <table:table-cell table:style-name="Этапы.D2" office:value-type="string">
            <text:p text:style-name="P35">12</text:p>
          </table:table-cell>
        </table:table-row>
        <table:table-row table:style-name="Этапы.10">
          <table:table-cell table:style-name="Этапы.A2" office:value-type="string">
            <text:p text:style-name="P36">12</text:p>
          </table:table-cell>
          <table:table-cell table:style-name="Этапы.A2" office:value-type="string">
            <text:p text:style-name="P36">Исправления найденных багов</text:p>
          </table:table-cell>
          <table:table-cell table:style-name="Этапы.A2" office:value-type="string">
            <text:p text:style-name="P36">60</text:p>
          </table:table-cell>
          <table:table-cell table:style-name="Этапы.D2" office:value-type="string">
            <text:p text:style-name="P37">6</text:p>
          </table:table-cell>
        </table:table-row>
        <table:table-row table:style-name="Этапы.14">
          <table:table-cell table:style-name="Этапы.A14" office:value-type="string">
            <text:p text:style-name="P36"/>
          </table:table-cell>
          <table:table-cell table:style-name="Этапы.A2" office:value-type="string">
            <text:p text:style-name="P36">Итого:</text:p>
          </table:table-cell>
          <table:table-cell table:style-name="Этапы.C14" table:formula="ooow:SUM(&lt;C2:C13&gt;)" office:value-type="float" office:value="530">
            <text:p text:style-name="P38">530</text:p>
          </table:table-cell>
          <table:table-cell table:style-name="Этапы.D14" table:formula="ooow:SUM(&lt;D2:D13&gt;)" office:value-type="float" office:value="303">
            <text:p text:style-name="P39">303</text:p>
          </table:table-cell>
        </table:table-row>
      </table:table>
      <text:p text:style-name="P40"/>
      <text:p text:style-name="P41">P.S.<text:line-break/>1. Довольно точно попал по написанию плана.</text:p>
      <text:p text:style-name="P41">2. Определение внешнего вида можно было сделать быстрее, долго возился в Figma, сам UI придумал гораздо раньше. Я тот еще художник и дизайнер, но я старался :)</text:p>
      <text:p text:style-name="P41">3. Определение структур данных получилось быстрее, чем ожидал. Думаю из-за того, что еще на этапе написания плана уже думал об этом.</text:p>
      <text:p text:style-name="P41">4-6. Сам не ожидал, что получится макеты так быстро сделать. Закладывал больше времени, так как понимаю, что я не силён в вёрстке.</text:p>
      <text:p text:style-name="P41">7-9. По 7 и 9 пункту всё окей, но когда начинал делать 8 сразу понял, что заложил слишком мало времени, так как некоторые подводные камни всплыли из прошлых пунктов. Здесь пришлось торопиться, глядя на время. И все равно почти в два раза больше плана затрачено.</text:p>
      <text:p text:style-name="P41">10. Увлекся, хотел сделать красиво. Спойлер: вышло не особо красиво :)</text:p>
      <text:p text:style-name="P41">11. Тестирование делал в FireFox и Chromium <text:span text:style-name="T11">(кстати, отличный браузер, очень мало «ест» ОП)</text:span>. Заложил слишком много для функциональности данного приложения. Стало скучно на <text:span text:style-name="T11">12 минуте, решил прекратить, но</text:span> один баг нашел — задач/задача в счетчике задач нужно сделать верным в зависимости от количества.</text:p>
      <text:p text:style-name="P42">12. Еще не исправлял, но думаю, что часа для добавления нескольких if-else мне вполне хватит :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22:19:25.915207149</dc:date>
    <meta:editing-duration>PT5H47M11S</meta:editing-duration>
    <meta:editing-cycles>74</meta:editing-cycles>
    <meta:document-statistic meta:table-count="1" meta:image-count="0" meta:object-count="0" meta:page-count="1" meta:paragraph-count="66" meta:word-count="334" meta:character-count="2015" meta:non-whitespace-character-count="1746"/>
  </office:meta>
</office:document-meta>
</file>